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492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1.3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598in"/>
    </style:style>
    <style:style style:name="co9" style:family="table-column">
      <style:table-column-properties fo:break-before="auto" style:column-width="0.9972in"/>
    </style:style>
    <style:style style:name="co10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-asian="Bitstream Vera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24"/>
    <style:style style:name="gr1" style:family="graphic">
      <style:graphic-properties draw:stroke="solid" svg:stroke-width="0.0201in" svg:stroke-color="#000000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Bitstream Vera Sans"/>
    </style:style>
  </office:automatic-styles>
  <office:body>
    <office:spreadsheet>
      <table:calculation-settings table:automatic-find-labels="false" table:use-regular-expressions="false" table:use-wildcards="true"/>
      <table:table table:name="mercadoliv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reviews</text:p>
          </table:table-cell>
          <table:table-cell table:style-name="ce3" office:value-type="string" calcext:value-type="string">
            <text:p>sells</text:p>
          </table:table-cell>
          <table:table-cell table:style-name="ce3" office:value-type="string" calcext:value-type="string">
            <text:p>url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Aquario</text:p>
          </table:table-cell>
          <table:table-cell office:value-type="string" calcext:value-type="string">
            <text:p>MD4000</text:p>
          </table:table-cell>
          <table:table-cell office:value-type="float" office:value="652.89" calcext:value-type="float">
            <text:p>652.89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s://produto.mercadolivre.com.br/MLB-758859441-modem-roteador-aquario-desbloqueado-3g-4g-wifi-md4000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rio</text:p>
          </table:table-cell>
          <table:table-cell office:value-type="string" calcext:value-type="string">
            <text:p>WEX-350</text:p>
          </table:table-cell>
          <table:table-cell office:value-type="float" office:value="292.72" calcext:value-type="float">
            <text:p>292.72</text:p>
          </table:table-cell>
          <table:table-cell office:value-type="float" office:value="67" calcext:value-type="float">
            <text:p>67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https://www.mercadolivre.com.br/access-point-roteador-aquario-wex-350-branco-110v220v/p/MLB15306373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RT-AC51U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https://www.mercadolivre.com.br/access-point-roteador-asus-rt-ac51u-preto-110v240v/p/MLB635300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RT-AC59U</text:p>
          </table:table-cell>
          <table:table-cell office:value-type="float" office:value="327.89" calcext:value-type="float">
            <text:p>327.89</text:p>
          </table:table-cell>
          <table:table-cell office:value-type="float" office:value="99" calcext:value-type="float">
            <text:p>99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https://www.mercadolivre.com.br/access-point-roteador-asus-rt-ac59u-preto-110v240v/p/MLB1583954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RT-AC86U</text:p>
          </table:table-cell>
          <table:table-cell office:value-type="float" office:value="1629.62" calcext:value-type="float">
            <text:p>1629.62</text:p>
          </table:table-cell>
          <table:table-cell office:value-type="float" office:value="31" calcext:value-type="float">
            <text:p>31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ttps://www.mercadolivre.com.br/access-point-roteador-asus-rt-ac86u-preto-e-vermelho-110v240v/p/MLB1052317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COVR-1102</text:p>
          </table:table-cell>
          <table:table-cell office:value-type="float" office:value="425" calcext:value-type="float">
            <text:p>425</text:p>
          </table:table-cell>
          <table:table-cell office:value-type="float" office:value="136" calcext:value-type="float">
            <text:p>136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https://www.mercadolivre.com.br/sistema-wi-fi-mesh-d-link-covr-1102-branco-100v240v-2-unidades/p/MLB1692715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COVR-1103</text:p>
          </table:table-cell>
          <table:table-cell office:value-type="float" office:value="699" calcext:value-type="float">
            <text:p>699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ttps://www.mercadolivre.com.br/sistema-wi-fi-mesh-d-link-covr-1103-branco-100v240v-3-unidades/p/MLB18615383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524</text:p>
          </table:table-cell>
          <table:table-cell office:value-type="float" office:value="49.9" calcext:value-type="float">
            <text:p>49.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ttps://produto.mercadolivre.com.br/MLB-2163896828-roteador-d-link-150mbps-wireless-1-antena-di-524-lacrado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1360</text:p>
          </table:table-cell>
          <table:table-cell office:value-type="float" office:value="490" calcext:value-type="float">
            <text:p>490</text:p>
          </table:table-cell>
          <table:table-cell office:value-type="float" office:value="21" calcext:value-type="float">
            <text:p>2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https://www.mercadolivre.com.br/sistema-wi-fi-mesh-roteador-d-link-exo-dir-1360-preto-100v240v/p/MLB1619333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3040</text:p>
          </table:table-cell>
          <table:table-cell office:value-type="float" office:value="385" calcext:value-type="float">
            <text:p>385</text:p>
          </table:table-cell>
          <table:table-cell office:value-type="float" office:value="43" calcext:value-type="float">
            <text:p>43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https://www.mercadolivre.com.br/sistema-wi-fi-mesh-roteador-d-link-exo-dir-3040-preto-100v240v/p/MLB1903497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615</text:p>
          </table:table-cell>
          <table:table-cell office:value-type="float" office:value="99.99" calcext:value-type="float">
            <text:p>99.99</text:p>
          </table:table-cell>
          <table:table-cell office:value-type="float" office:value="667" calcext:value-type="float">
            <text:p>66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ttps://produto.mercadolivre.com.br/MLB-1901812626-roteador-dlink-dir-615-x1-wi-fi-300mbps-tr-069-2-antenas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19</text:p>
          </table:table-cell>
          <table:table-cell office:value-type="float" office:value="123.12" calcext:value-type="float">
            <text:p>123.12</text:p>
          </table:table-cell>
          <table:table-cell office:value-type="float" office:value="1535" calcext:value-type="float">
            <text:p>1535</text:p>
          </table:table-cell>
          <table:table-cell office:value-type="float" office:value="20981" calcext:value-type="float">
            <text:p>20981</text:p>
          </table:table-cell>
          <table:table-cell office:value-type="string" calcext:value-type="string">
            <text:p>https://www.mercadolivre.com.br/roteador-d-link-dir-819-preto-110v220v/p/MLB945263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22</text:p>
          </table:table-cell>
          <table:table-cell office:value-type="float" office:value="214" calcext:value-type="float">
            <text:p>214</text:p>
          </table:table-cell>
          <table:table-cell office:value-type="float" office:value="364" calcext:value-type="float">
            <text:p>364</text:p>
          </table:table-cell>
          <table:table-cell office:value-type="float" office:value="7521" calcext:value-type="float">
            <text:p>7521</text:p>
          </table:table-cell>
          <table:table-cell office:value-type="string" calcext:value-type="string">
            <text:p>https://www.mercadolivre.com.br/roteador-d-link-dir-822-preto-100v240v/p/MLB6262653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25</text:p>
          </table:table-cell>
          <table:table-cell office:value-type="float" office:value="399.49" calcext:value-type="float">
            <text:p>399.49</text:p>
          </table:table-cell>
          <table:table-cell office:value-type="float" office:value="79" calcext:value-type="float">
            <text:p>79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www.mercadolivre.com.br/roteador-d-link-dir-825-preto-100v240v/p/MLB15302813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41</text:p>
          </table:table-cell>
          <table:table-cell office:value-type="float" office:value="199.99" calcext:value-type="float">
            <text:p>199.99</text:p>
          </table:table-cell>
          <table:table-cell office:value-type="float" office:value="277" calcext:value-type="float">
            <text:p>277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https://www.mercadolivre.com.br/roteador-d-link-dir-841-preto/p/MLB1591047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42</text:p>
          </table:table-cell>
          <table:table-cell office:value-type="float" office:value="216.8" calcext:value-type="float">
            <text:p>216.8</text:p>
          </table:table-cell>
          <table:table-cell office:value-type="float" office:value="665" calcext:value-type="float">
            <text:p>665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https://produto.mercadolivre.com.br/MLB-1537854514-roteador-wireless-d-link-ac1200-dir-842-dual-band-gigabit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46</text:p>
          </table:table-cell>
          <table:table-cell office:value-type="float" office:value="229.16" calcext:value-type="float">
            <text:p>229.16</text:p>
          </table:table-cell>
          <table:table-cell office:value-type="float" office:value="231" calcext:value-type="float">
            <text:p>231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https://www.mercadolivre.com.br/roteador-d-link-dir-846-preto-100v240v/p/MLB1584542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53</text:p>
          </table:table-cell>
          <table:table-cell office:value-type="float" office:value="270" calcext:value-type="float">
            <text:p>270</text:p>
          </table:table-cell>
          <table:table-cell office:value-type="float" office:value="151" calcext:value-type="float">
            <text:p>151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https://www.mercadolivre.com.br/roteador-d-link-dir-853-preto-100v240v/p/MLB1597128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78</text:p>
          </table:table-cell>
          <table:table-cell office:value-type="float" office:value="786" calcext:value-type="float">
            <text:p>786</text:p>
          </table:table-cell>
          <table:table-cell office:value-type="float" office:value="63" calcext:value-type="float">
            <text:p>6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ttps://www.mercadolivre.com.br/roteador-d-link-ac1900-dir-878-preto/p/MLB945263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X5460</text:p>
          </table:table-cell>
          <table:table-cell office:value-type="float" office:value="1359" calcext:value-type="float">
            <text:p>135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ttps://www.mercadolivre.com.br/roteador-d-link-exo-ax-dir-x5460-preto-110v220v/p/MLB1863062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link</text:p>
          </table:table-cell>
          <table:table-cell office:value-type="string" calcext:value-type="string">
            <text:p>Dwr-922b</text:p>
          </table:table-cell>
          <table:table-cell office:value-type="float" office:value="516.12" calcext:value-type="float">
            <text:p>516.12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https://produto.mercadolivre.com.br/MLB-695102525-roteador-dwr-922b-3g-4g-300mbps-p-chip-4g-max-rurax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Nest Wifi</text:p>
          </table:table-cell>
          <table:table-cell office:value-type="float" office:value="936" calcext:value-type="float">
            <text:p>936</text:p>
          </table:table-cell>
          <table:table-cell office:value-type="float" office:value="23" calcext:value-type="float">
            <text:p>2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https://www.mercadolivre.com.br/sistema-wi-fi-mesh-google-nest-wifi-snow-220v/p/MLB791741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Wifi</text:p>
          </table:table-cell>
          <table:table-cell office:value-type="float" office:value="1699" calcext:value-type="float">
            <text:p>1699</text:p>
          </table:table-cell>
          <table:table-cell office:value-type="float" office:value="110" calcext:value-type="float">
            <text:p>110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https://www.mercadolivre.com.br/sistema-wi-fi-mesh-roteador-google-wifi-snow-220v-3-unidades/p/MLB1468277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ek</text:p>
          </table:table-cell>
          <table:table-cell office:value-type="string" calcext:value-type="string">
            <text:p>Gwr 1200</text:p>
          </table:table-cell>
          <table:table-cell office:value-type="float" office:value="284.05" calcext:value-type="float">
            <text:p>284.05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ttps://produto.mercadolivre.com.br/MLB-2152168929-modem-roteador-wifi-internet-gwr1200ac-mont-branco-greatek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ek</text:p>
          </table:table-cell>
          <table:table-cell office:value-type="string" calcext:value-type="string">
            <text:p>Gwr 2100</text:p>
          </table:table-cell>
          <table:table-cell office:value-type="float" office:value="291.1" calcext:value-type="float">
            <text:p>291.1</text:p>
          </table:table-cell>
          <table:table-cell office:value-type="float" office:value="28" calcext:value-type="float">
            <text:p>2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ttps://www.mercadolivre.com.br/roteador-greatek-gigabit-5-portas-ipv6-2100mbps-6-antenas-gwr2100ac/p/MLB1917098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ek</text:p>
          </table:table-cell>
          <table:table-cell office:value-type="string" calcext:value-type="string">
            <text:p>Gwr 300N</text:p>
          </table:table-cell>
          <table:table-cell office:value-type="float" office:value="116.91" calcext:value-type="float">
            <text:p>116.91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https://www.mercadolivre.com.br/roteador-greatek-4-portas-ipv6-2-antenas-300mbps-gwr300n/p/MLB1916592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</text:p>
          </table:table-cell>
          <table:table-cell office:value-type="string" calcext:value-type="string">
            <text:p>AX3 Dual-Core</text:p>
          </table:table-cell>
          <table:table-cell office:value-type="float" office:value="389" calcext:value-type="float">
            <text:p>389</text:p>
          </table:table-cell>
          <table:table-cell office:value-type="float" office:value="63" calcext:value-type="float">
            <text:p>63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https://www.mercadolivre.com.br/roteador-huawei-ax3-dual-core-branco-220v/p/MLB1747412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</text:p>
          </table:table-cell>
          <table:table-cell office:value-type="string" calcext:value-type="string">
            <text:p>AX3 Quad-Core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https://www.mercadolivre.com.br/roteador-huawei-ax3-quad-core-branco-100v240v/p/MLB1747430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</text:p>
          </table:table-cell>
          <table:table-cell office:value-type="string" calcext:value-type="string">
            <text:p>B681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ttps://produto.mercadolivre.com.br/MLB-1479214389-modem-roteador-b681-wifi-3g-2g-chip-entrada-antena-rural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</text:p>
          </table:table-cell>
          <table:table-cell office:value-type="string" calcext:value-type="string">
            <text:p>WS5200</text:p>
          </table:table-cell>
          <table:table-cell office:value-type="float" office:value="237" calcext:value-type="float">
            <text:p>237</text:p>
          </table:table-cell>
          <table:table-cell office:value-type="float" office:value="174" calcext:value-type="float">
            <text:p>174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https://www.mercadolivre.com.br/roteador-huawei-ws5200-branco-100v240v/p/MLB1621705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</text:p>
          </table:table-cell>
          <table:table-cell office:value-type="string" calcext:value-type="string">
            <text:p>WS5800</text:p>
          </table:table-cell>
          <table:table-cell office:value-type="float" office:value="854" calcext:value-type="float">
            <text:p>854</text:p>
          </table:table-cell>
          <table:table-cell office:value-type="float" office:value="39" calcext:value-type="float">
            <text:p>3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ttps://www.mercadolivre.com.br/sistema-wi-fi-mesh-roteador-huawei-ws5800-branco-100v240v-2-unidades/p/MLB1658978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Action r1200</text:p>
          </table:table-cell>
          <table:table-cell office:value-type="float" office:value="189.99" calcext:value-type="float">
            <text:p>189.99</text:p>
          </table:table-cell>
          <table:table-cell office:value-type="float" office:value="325" calcext:value-type="float">
            <text:p>325</text:p>
          </table:table-cell>
          <table:table-cell office:value-type="float" office:value="4895" calcext:value-type="float">
            <text:p>4895</text:p>
          </table:table-cell>
          <table:table-cell office:value-type="string" calcext:value-type="string">
            <text:p>https://www.mercadolivre.com.br/roteador-intelbras-action-r1200-preto-110v220v/p/MLB1050388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AP 310</text:p>
          </table:table-cell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https://www.mercadolivre.com.br/access-point-indoor-intelbras-ap-310-branco-110v220v/p/MLB871882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AP 360</text:p>
          </table:table-cell>
          <table:table-cell office:value-type="float" office:value="387" calcext:value-type="float">
            <text:p>387</text:p>
          </table:table-cell>
          <table:table-cell office:value-type="float" office:value="140" calcext:value-type="float">
            <text:p>140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https://www.mercadolivre.com.br/access-point-indoor-intelbras-ap-360-branco-110v220v/p/MLB897069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GF 1200</text:p>
          </table:table-cell>
          <table:table-cell office:value-type="float" office:value="194.9" calcext:value-type="float">
            <text:p>194.9</text:p>
          </table:table-cell>
          <table:table-cell office:value-type="float" office:value="145" calcext:value-type="float">
            <text:p>145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https://www.mercadolivre.com.br/roteador-intelbras-gf-1200-preto-100v240v/p/MLB1584542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HotSpot 300</text:p>
          </table:table-cell>
          <table:table-cell office:value-type="float" office:value="419" calcext:value-type="float">
            <text:p>419</text:p>
          </table:table-cell>
          <table:table-cell office:value-type="float" office:value="1678" calcext:value-type="float">
            <text:p>1678</text:p>
          </table:table-cell>
          <table:table-cell office:value-type="float" office:value="15913" calcext:value-type="float">
            <text:p>15913</text:p>
          </table:table-cell>
          <table:table-cell office:value-type="string" calcext:value-type="string">
            <text:p>https://www.mercadolivre.com.br/roteador-intelbras-hotspot-300-branco/p/MLB607981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ICW 4002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ttps://produto.mercadolivre.com.br/MLB-1852203337-modem-roteador-entrada-chip-4g-vivo-claro-tim-wifi-intelbras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IWR 1000N</text:p>
          </table:table-cell>
          <table:table-cell office:value-type="float" office:value="110.62" calcext:value-type="float">
            <text:p>110.62</text:p>
          </table:table-cell>
          <table:table-cell office:value-type="float" office:value="48" calcext:value-type="float">
            <text:p>48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https://www.mercadolivre.com.br/roteador-access-point-intelbras-iwr-1000n-branco-100v240v/p/MLB873463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Kit Twibi Fast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13474" calcext:value-type="float">
            <text:p>13474</text:p>
          </table:table-cell>
          <table:table-cell office:value-type="string" calcext:value-type="string">
            <text:p>https://www.mercadolivre.com.br/roteador-sistema-wi-fi-mesh-intelbras-kit-twibi-fast-branco-110v220v-2-unidades/p/MLB1530468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Kit Twibi Giga</text:p>
          </table:table-cell>
          <table:table-cell office:value-type="float" office:value="518" calcext:value-type="float">
            <text:p>518</text:p>
          </table:table-cell>
          <table:table-cell office:value-type="float" office:value="612" calcext:value-type="float">
            <text:p>612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https://www.mercadolivre.com.br/sistema-wi-fi-mesh-roteador-intelbras-kit-twibi-giga-branco-100v240v-2-unidades/p/MLB1534988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RF 301K</text:p>
          </table:table-cell>
          <table:table-cell office:value-type="float" office:value="115.9" calcext:value-type="float">
            <text:p>115.9</text:p>
          </table:table-cell>
          <table:table-cell office:value-type="float" office:value="1033" calcext:value-type="float">
            <text:p>1033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https://produto.mercadolivre.com.br/MLB-1741785802-roteador-wifi-wireless-rf-301k-300mbps-24-ghz-intelbras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RF1200</text:p>
          </table:table-cell>
          <table:table-cell office:value-type="float" office:value="199.9" calcext:value-type="float">
            <text:p>199.9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s://produto.mercadolivre.com.br/MLB-1893555425-roteador-intelbras-rf-1200-wireless-action-smart-dual-band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RG1200</text:p>
          </table:table-cell>
          <table:table-cell office:value-type="float" office:value="374.99" calcext:value-type="float">
            <text:p>374.99</text:p>
          </table:table-cell>
          <table:table-cell office:value-type="float" office:value="2128" calcext:value-type="float">
            <text:p>2128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https://produto.mercadolivre.com.br/MLB-1921762950-roteador-wifi-gigabit-intelbras-rg1200-potente-quebra-parede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w4-300f</text:p>
          </table:table-cell>
          <table:table-cell office:value-type="float" office:value="154.82" calcext:value-type="float">
            <text:p>154.8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ttps://produto.mercadolivre.com.br/MLB-1888067583-roteador-wi-fi-wi-force-w4-300f-intelbras-com-nota-fiscal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w5 1200f</text:p>
          </table:table-cell>
          <table:table-cell office:value-type="float" office:value="254.9" calcext:value-type="float">
            <text:p>254.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s://produto.mercadolivre.com.br/MLB-1641557602-roteador-wifi-5-intelbras-wi-force-w5-1200f-dual-band-ac1200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Wom</text:p>
          </table:table-cell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ttps://produto.mercadolivre.com.br/MLB-1685258469-roteador-wireless-cpe-5ghz-16dbi-wom-5a-intelbras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wrn240i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produto.mercadolivre.com.br/MLB-2677461979-kit-10-roteador-intelbras-wrn-240i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E900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https://www.mercadolivre.com.br/roteador-linksys-e900-preto-100v240v/p/MLB786808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EA2700</text:p>
          </table:table-cell>
          <table:table-cell office:value-type="float" office:value="205.5" calcext:value-type="float">
            <text:p>205.5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ttps://www.mercadolivre.com.br/roteador-linksys-ea2700-preto/p/MLB1591031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RT54g</text:p>
          </table:table-cell>
          <table:table-cell office:value-type="float" office:value="86.9" calcext:value-type="float">
            <text:p>86.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s://produto.mercadolivre.com.br/MLB-1950203892-roteador-24ghz-2-antenas-10100-linksys-wrt54g-com-nfe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941hp</text:p>
          </table:table-cell>
          <table:table-cell office:value-type="float" office:value="203.84" calcext:value-type="float">
            <text:p>203.84</text:p>
          </table:table-cell>
          <table:table-cell office:value-type="float" office:value="252" calcext:value-type="float">
            <text:p>252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https://produto.mercadolivre.com.br/MLB-1280871733-roteador-wireless-wifi-tp-link-mercusys-quebra-parede-alta-potencia-1000mw-n-941hp-envios-24hs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AC12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https://www.mercadolivre.com.br/roteador-mercusys-ac12-preto/p/MLB1530504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AC12G</text:p>
          </table:table-cell>
          <table:table-cell office:value-type="float" office:value="205" calcext:value-type="float">
            <text:p>205</text:p>
          </table:table-cell>
          <table:table-cell office:value-type="float" office:value="602" calcext:value-type="float">
            <text:p>602</text:p>
          </table:table-cell>
          <table:table-cell office:value-type="float" office:value="17821" calcext:value-type="float">
            <text:p>17821</text:p>
          </table:table-cell>
          <table:table-cell office:value-type="string" calcext:value-type="string">
            <text:p>https://www.mercadolivre.com.br/roteador-mercusys-ac12g-v1-preto-220v/p/MLB1845855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Halo S12</text:p>
          </table:table-cell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://www.mercadolivre.com.br/sistema-wi-fi-mesh-range-extender-mercusys-halo-s12-v1-branco-2-unidades/p/MLB16139808?pdp_filters=item_id:MLB19870595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MR50G</text:p>
          </table:table-cell>
          <table:table-cell office:value-type="float" office:value="267" calcext:value-type="float">
            <text:p>267</text:p>
          </table:table-cell>
          <table:table-cell office:value-type="float" office:value="141" calcext:value-type="float">
            <text:p>141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https://www.mercadolivre.com.br/access-point-roteador-mercusys-mr50g-v1-preto-100v240v/p/MLB1618178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MW301R</text:p>
          </table:table-cell>
          <table:table-cell office:value-type="float" office:value="79.49" calcext:value-type="float">
            <text:p>79.49</text:p>
          </table:table-cell>
          <table:table-cell office:value-type="float" office:value="1229" calcext:value-type="float">
            <text:p>1229</text:p>
          </table:table-cell>
          <table:table-cell office:value-type="float" office:value="76031" calcext:value-type="float">
            <text:p>76031</text:p>
          </table:table-cell>
          <table:table-cell office:value-type="string" calcext:value-type="string">
            <text:p>https://www.mercadolivre.com.br/roteador-mercusys-mw301r-v1-branco-220v/p/MLB1142670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MW325R</text:p>
          </table:table-cell>
          <table:table-cell office:value-type="float" office:value="112.11" calcext:value-type="float">
            <text:p>112.11</text:p>
          </table:table-cell>
          <table:table-cell office:value-type="float" office:value="235" calcext:value-type="float">
            <text:p>235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https://www.mercadolivre.com.br/roteador-mercusys-mw325r-v1-branco-100v240v/p/MLB937359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MW330HP</text:p>
          </table:table-cell>
          <table:table-cell office:value-type="float" office:value="154.9" calcext:value-type="float">
            <text:p>154.9</text:p>
          </table:table-cell>
          <table:table-cell office:value-type="float" office:value="252" calcext:value-type="float">
            <text:p>252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https://www.mercadolivre.com.br/roteador-mercusys-mw330hp-preto/p/MLB1531597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hAP ac3</text:p>
          </table:table-cell>
          <table:table-cell office:value-type="float" office:value="702.21" calcext:value-type="float">
            <text:p>702.21</text:p>
          </table:table-cell>
          <table:table-cell office:value-type="float" office:value="14" calcext:value-type="float">
            <text:p>1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https://www.mercadolivre.com.br/roteador-mikrotik-routerboard-hap-ac3-rbd53ig-5hacd2hnd-preto-100v240v/p/MLB1854390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kroTik</text:p>
          </table:table-cell>
          <table:table-cell table:style-name="ce4" office:value-type="string" calcext:value-type="string">
            <text:p>RB931-2nD</text:p>
          </table:table-cell>
          <table:table-cell office:value-type="float" office:value="210.23" calcext:value-type="float">
            <text:p>210.23</text:p>
          </table:table-cell>
          <table:table-cell office:value-type="float" office:value="87" calcext:value-type="float">
            <text:p>87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https://www.mercadolivre.com.br/access-point-indoor-mikrotik-routerboard-hap-mini-rb931-2nd-preto-e-laranja/p/MLB914318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B941-2nD</text:p>
          </table:table-cell>
          <table:table-cell office:value-type="float" office:value="189.7" calcext:value-type="float">
            <text:p>189.7</text:p>
          </table:table-cell>
          <table:table-cell office:value-type="float" office:value="684" calcext:value-type="float">
            <text:p>684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https://www.mercadolivre.com.br/access-point-indoor-mikrotik-routerboard-hap-lite-rb941-2nd-tc-azul-e-branco/p/MLB873474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bcAPL-2nD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ttps://www.mercadolivre.com.br/access-point-indoor-mikrotik-routerboard-cap-lite-rbcapl-2nd-branco/p/MLB859593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bd52g</text:p>
          </table:table-cell>
          <table:table-cell office:value-type="float" office:value="509" calcext:value-type="float">
            <text:p>509</text:p>
          </table:table-cell>
          <table:table-cell office:value-type="float" office:value="83" calcext:value-type="float">
            <text:p>83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https://www.mercadolivre.com.br/access-point-indoor-mikrotik-routerboard-hap-ac2-rbd52g-5hacd2hnd-tc-preto-100v240v/p/MLB1398714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0</text:p>
          </table:table-cell>
          <table:table-cell office:value-type="float" office:value="348.9" calcext:value-type="float">
            <text:p>348.9</text:p>
          </table:table-cell>
          <table:table-cell office:value-type="float" office:value="452" calcext:value-type="float">
            <text:p>452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ttps://www.mercadolivre.com.br/sistema-wi-fi-mesh-multilaser-cosmo-re010-branco-2-unidades/p/MLB1534575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1</text:p>
          </table:table-cell>
          <table:table-cell office:value-type="float" office:value="76.82" calcext:value-type="float">
            <text:p>76.82</text:p>
          </table:table-cell>
          <table:table-cell office:value-type="float" office:value="24" calcext:value-type="float">
            <text:p>2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https://www.mercadolivre.com.br/access-point-roteador-multilaser-re011-preto/p/MLB1583331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5</text:p>
          </table:table-cell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https://www.mercadolivre.com.br/roteador-multilaser-re015-preto/p/MLB1732447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6</text:p>
          </table:table-cell>
          <table:table-cell office:value-type="float" office:value="339" calcext:value-type="float">
            <text:p>33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tps://produto.mercadolivre.com.br/MLB-2075091406-roteador-multilaser-ac2600-gigabit-sirius-preto-re016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8</text:p>
          </table:table-cell>
          <table:table-cell office:value-type="float" office:value="126" calcext:value-type="float">
            <text:p>126</text:p>
          </table:table-cell>
          <table:table-cell office:value-type="float" office:value="466" calcext:value-type="float">
            <text:p>466</text:p>
          </table:table-cell>
          <table:table-cell office:value-type="float" office:value="10796" calcext:value-type="float">
            <text:p>10796</text:p>
          </table:table-cell>
          <table:table-cell office:value-type="string" calcext:value-type="string">
            <text:p>https://www.mercadolivre.com.br/roteador-multilaser-re018-preto-110v220v/p/MLB1534429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57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https://www.mercadolivre.com.br/roteador-multilaser-re057-branco/p/MLB613640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160V</text:p>
          </table:table-cell>
          <table:table-cell office:value-type="float" office:value="57.8" calcext:value-type="float">
            <text:p>57.8</text:p>
          </table:table-cell>
          <table:table-cell office:value-type="float" office:value="311" calcext:value-type="float">
            <text:p>311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https://www.mercadolivre.com.br/roteador-multilaser-re160v-branco-110v240v/p/MLB1538247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163</text:p>
          </table:table-cell>
          <table:table-cell office:value-type="float" office:value="109.9" calcext:value-type="float">
            <text:p>109.9</text:p>
          </table:table-cell>
          <table:table-cell office:value-type="float" office:value="1541" calcext:value-type="float">
            <text:p>1541</text:p>
          </table:table-cell>
          <table:table-cell office:value-type="float" office:value="47402" calcext:value-type="float">
            <text:p>47402</text:p>
          </table:table-cell>
          <table:table-cell office:value-type="string" calcext:value-type="string">
            <text:p>https://www.mercadolivre.com.br/roteador-multilaser-re163-branco-110v220v/p/MLB6248203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170</text:p>
          </table:table-cell>
          <table:table-cell office:value-type="float" office:value="109.9" calcext:value-type="float">
            <text:p>109.9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s://www.mercadolivre.com.br/roteador-wisp-multilaser-re170-branco-100v240v/p/MLB1909147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Orbi</text:p>
          </table:table-cell>
          <table:table-cell office:value-type="float" office:value="2565" calcext:value-type="float">
            <text:p>256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ttps://www.mercadolivre.com.br/sistema-wi-fi-mesh-netgear-orbi-rbk50-branco-2-unidades/p/MLB914103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x-Link</text:p>
          </table:table-cell>
          <table:table-cell office:value-type="string" calcext:value-type="string">
            <text:p>LV-WR08</text:p>
          </table:table-cell>
          <table:table-cell office:value-type="float" office:value="109.89" calcext:value-type="float">
            <text:p>109.89</text:p>
          </table:table-cell>
          <table:table-cell office:value-type="float" office:value="178" calcext:value-type="float">
            <text:p>178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https://www.mercadolivre.com.br/roteador-pix-link-lv-wr08-branco/p/MLB1530551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10</text:p>
          </table:table-cell>
          <table:table-cell office:value-type="float" office:value="261.9" calcext:value-type="float">
            <text:p>261.9</text:p>
          </table:table-cell>
          <table:table-cell office:value-type="float" office:value="547" calcext:value-type="float">
            <text:p>54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ttps://produto.mercadolivre.com.br/MLB-1855472050-roteador-gigabit-tenda-ac10-dual-band-ac1200-mbps-ac10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11</text:p>
          </table:table-cell>
          <table:table-cell office:value-type="float" office:value="343" calcext:value-type="float">
            <text:p>343</text:p>
          </table:table-cell>
          <table:table-cell office:value-type="float" office:value="210" calcext:value-type="float">
            <text:p>210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https://www.mercadolivre.com.br/roteador-tenda-ac11-preto-100v240v/p/MLB1474330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23</text:p>
          </table:table-cell>
          <table:table-cell office:value-type="float" office:value="392.27" calcext:value-type="float">
            <text:p>392.27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ttps://produto.mercadolivre.com.br/MLB-1643447644-roteador-tenda-ac23-gigabit-dual-band-ac-2100-mbps-mu-mimo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5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produto.mercadolivre.com.br/MLB-2220606628-roteador-tenda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6</text:p>
          </table:table-cell>
          <table:table-cell office:value-type="float" office:value="252.75" calcext:value-type="float">
            <text:p>252.75</text:p>
          </table:table-cell>
          <table:table-cell office:value-type="float" office:value="427" calcext:value-type="float">
            <text:p>42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https://produto.mercadolivre.com.br/MLB-1101754456-roteador-wireless-wifi-tenda-dual-band-1200mpbs-envios-24hs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F3</text:p>
          </table:table-cell>
          <table:table-cell office:value-type="float" office:value="145.35" calcext:value-type="float">
            <text:p>145.35</text:p>
          </table:table-cell>
          <table:table-cell office:value-type="float" office:value="75" calcext:value-type="float">
            <text:p>75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https://www.mercadolivre.com.br/roteador-tenda-f3-branco/p/MLB632345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MW3</text:p>
          </table:table-cell>
          <table:table-cell office:value-type="float" office:value="408.5" calcext:value-type="float">
            <text:p>408.5</text:p>
          </table:table-cell>
          <table:table-cell office:value-type="float" office:value="149" calcext:value-type="float">
            <text:p>149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https://www.mercadolivre.com.br/sistema-wi-fi-mesh-tenda-mw3-branco-100v240v/p/MLB1531589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MW6</text:p>
          </table:table-cell>
          <table:table-cell office:value-type="float" office:value="1005" calcext:value-type="float">
            <text:p>1005</text:p>
          </table:table-cell>
          <table:table-cell office:value-type="float" office:value="160" calcext:value-type="float">
            <text:p>16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https://www.mercadolivre.com.br/sistema-wi-fi-mesh-tenda-nova-mw6-branco-110v240v-3-unidades/p/MLB1605035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N301</text:p>
          </table:table-cell>
          <table:table-cell office:value-type="float" office:value="77.22" calcext:value-type="float">
            <text:p>77.2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s://produto.mercadolivre.com.br/MLB-1378576321-roteador-tenda-n301-wi-fi-n300-2-ant-5dbi-3lan-1wan-ipv6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C1200</text:p>
          </table:table-cell>
          <table:table-cell office:value-type="float" office:value="241.08" calcext:value-type="float">
            <text:p>241.08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produto.mercadolivre.com.br/MLB-2612134949-roteador-wireless-dual-band-ac1200-gigabit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C21</text:p>
          </table:table-cell>
          <table:table-cell office:value-type="float" office:value="149" calcext:value-type="float">
            <text:p>149</text:p>
          </table:table-cell>
          <table:table-cell office:value-type="float" office:value="553" calcext:value-type="float">
            <text:p>5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produto.mercadolivre.com.br/MLB-1874206377-roteador-wireless-dual-band-ac750-cfunco-preset-archer-c21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AX10</text:p>
          </table:table-cell>
          <table:table-cell office:value-type="float" office:value="453" calcext:value-type="float">
            <text:p>453</text:p>
          </table:table-cell>
          <table:table-cell office:value-type="float" office:value="162" calcext:value-type="float">
            <text:p>162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https://www.mercadolivre.com.br/roteador-wmm-tp-link-archer-ax10-v120-preto-220v/p/MLB1837501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ax11000</text:p>
          </table:table-cell>
          <table:table-cell office:value-type="float" office:value="2799.88" calcext:value-type="float">
            <text:p>2799.88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ttps://www.mercadolivre.com.br/access-point-roteador-bridge-tp-link-archer-ax11000-v1-preto-e-vermelho-220v/p/MLB1789949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ax50</text:p>
          </table:table-cell>
          <table:table-cell office:value-type="float" office:value="630" calcext:value-type="float">
            <text:p>630</text:p>
          </table:table-cell>
          <table:table-cell office:value-type="float" office:value="180" calcext:value-type="float">
            <text:p>180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https://www.mercadolivre.com.br/roteador-access-point-tp-link-archer-ax50-v1-preto-220v/p/MLB1538828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ax6000</text:p>
          </table:table-cell>
          <table:table-cell office:value-type="float" office:value="1675" calcext:value-type="float">
            <text:p>1675</text:p>
          </table:table-cell>
          <table:table-cell office:value-type="float" office:value="89" calcext:value-type="float">
            <text:p>89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https://www.mercadolivre.com.br/roteador-access-point-tp-link-archer-ax6000-quad-core-v1-preto-100v240v/p/MLB1531375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AX73</text:p>
          </table:table-cell>
          <table:table-cell office:value-type="float" office:value="1088.23" calcext:value-type="float">
            <text:p>1088.23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ttps://produto.mercadolivre.com.br/MLB-1839082287-roteador-wifi-6-gigabit-ax5400-dual-band-archer-ax73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1200</text:p>
          </table:table-cell>
          <table:table-cell office:value-type="float" office:value="349" calcext:value-type="float">
            <text:p>349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ttps://www.mercadolivre.com.br/roteador-access-point-tp-link-archer-c1200-preto/p/MLB1398715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2</text:p>
          </table:table-cell>
          <table:table-cell office:value-type="float" office:value="299" calcext:value-type="float">
            <text:p>299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ttps://www.mercadolivre.com.br/roteador-tp-link-archer-c2-preto/p/MLB607429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20</text:p>
          </table:table-cell>
          <table:table-cell office:value-type="float" office:value="146" calcext:value-type="float">
            <text:p>146</text:p>
          </table:table-cell>
          <table:table-cell office:value-type="float" office:value="4972" calcext:value-type="float">
            <text:p>4972</text:p>
          </table:table-cell>
          <table:table-cell office:value-type="float" office:value="37341" calcext:value-type="float">
            <text:p>37341</text:p>
          </table:table-cell>
          <table:table-cell office:value-type="string" calcext:value-type="string">
            <text:p>https://www.mercadolivre.com.br/roteador-tp-link-archer-c20-azul-e-branco-100v240v/p/MLB618690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21</text:p>
          </table:table-cell>
          <table:table-cell office:value-type="float" office:value="199" calcext:value-type="float">
            <text:p>199</text:p>
          </table:table-cell>
          <table:table-cell office:value-type="float" office:value="710" calcext:value-type="float">
            <text:p>71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https://produto.mercadolivre.com.br/MLB-1691454188-roteador-wi-fi-dual-band-433-mbps-archer-c21-ac750-tp-link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5</text:p>
          </table:table-cell>
          <table:table-cell office:value-type="float" office:value="260.46" calcext:value-type="float">
            <text:p>260.46</text:p>
          </table:table-cell>
          <table:table-cell office:value-type="float" office:value="687" calcext:value-type="float">
            <text:p>687</text:p>
          </table:table-cell>
          <table:table-cell office:value-type="float" office:value="36769" calcext:value-type="float">
            <text:p>36769</text:p>
          </table:table-cell>
          <table:table-cell office:value-type="string" calcext:value-type="string">
            <text:p>https://www.mercadolivre.com.br/roteador-wds-bridge-tp-link-archer-c5-w-v4-branco/p/MLB1538654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50</text:p>
          </table:table-cell>
          <table:table-cell office:value-type="float" office:value="189.19" calcext:value-type="float">
            <text:p>189.19</text:p>
          </table:table-cell>
          <table:table-cell office:value-type="float" office:value="1130" calcext:value-type="float">
            <text:p>1130</text:p>
          </table:table-cell>
          <table:table-cell office:value-type="float" office:value="23037" calcext:value-type="float">
            <text:p>23037</text:p>
          </table:table-cell>
          <table:table-cell office:value-type="string" calcext:value-type="string">
            <text:p>https://www.mercadolivre.com.br/roteador-access-point-tp-link-archer-c50-v4-branco-220v/p/MLB1530468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54</text:p>
          </table:table-cell>
          <table:table-cell office:value-type="float" office:value="213.3" calcext:value-type="float">
            <text:p>213.3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s://produto.mercadolivre.com.br/MLB-2024291225-roteador-ac1200-tp-link-archer-c54-preto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6</text:p>
          </table:table-cell>
          <table:table-cell office:value-type="float" office:value="269" calcext:value-type="float">
            <text:p>269</text:p>
          </table:table-cell>
          <table:table-cell office:value-type="float" office:value="2369" calcext:value-type="float">
            <text:p>2369</text:p>
          </table:table-cell>
          <table:table-cell office:value-type="float" office:value="72934" calcext:value-type="float">
            <text:p>72934</text:p>
          </table:table-cell>
          <table:table-cell office:value-type="string" calcext:value-type="string">
            <text:p>https://www.mercadolivre.com.br/access-point-roteador-tp-link-archer-c6-preto-220v/p/MLB1459162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60</text:p>
          </table:table-cell>
          <table:table-cell office:value-type="float" office:value="229" calcext:value-type="float">
            <text:p>229</text:p>
          </table:table-cell>
          <table:table-cell office:value-type="float" office:value="6714" calcext:value-type="float">
            <text:p>6714</text:p>
          </table:table-cell>
          <table:table-cell office:value-type="float" office:value="69255" calcext:value-type="float">
            <text:p>69255</text:p>
          </table:table-cell>
          <table:table-cell office:value-type="string" calcext:value-type="string">
            <text:p>https://www.mercadolivre.com.br/roteador-access-point-tp-link-archer-c60-branco/p/MLB636553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64</text:p>
          </table:table-cell>
          <table:table-cell office:value-type="float" office:value="325.99" calcext:value-type="float">
            <text:p>325.9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s://produto.mercadolivre.com.br/MLB-2171030654-roteador-tp-link-archer-c64-ac1200-gigabit-dual-band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7</text:p>
          </table:table-cell>
          <table:table-cell office:value-type="float" office:value="402.9" calcext:value-type="float">
            <text:p>402.9</text:p>
          </table:table-cell>
          <table:table-cell office:value-type="float" office:value="3215" calcext:value-type="float">
            <text:p>321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ttps://www.mercadolivre.com.br/roteador-wds-bridge-wmm-tp-link-archer-c7-v5-preto-220v/p/MLB18107776?pdp_filters=category:MLB5867#searchVariation=MLB18107776&amp;position=1&amp;search_layout=grid&amp;type=product&amp;tracking_id=2960e354-a17a-4c0c-a77f-50c00638fe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8</text:p>
          </table:table-cell>
          <table:table-cell office:value-type="float" office:value="635" calcext:value-type="float">
            <text:p>635</text:p>
          </table:table-cell>
          <table:table-cell office:value-type="float" office:value="211" calcext:value-type="float">
            <text:p>2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s://www.mercadolivre.com.br/access-point-roteador-tp-link-archer-c8-branco/p/MLB607430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rcher C80</text:p>
          </table:table-cell>
          <table:table-cell office:value-type="float" office:value="360" calcext:value-type="float">
            <text:p>360</text:p>
          </table:table-cell>
          <table:table-cell office:value-type="float" office:value="531" calcext:value-type="float">
            <text:p>531</text:p>
          </table:table-cell>
          <table:table-cell office:value-type="float" office:value="10498" calcext:value-type="float">
            <text:p>10498</text:p>
          </table:table-cell>
          <table:table-cell office:value-type="string" calcext:value-type="string">
            <text:p>https://www.mercadolivre.com.br/access-point-roteador-tp-link-archer-c80-v1-preto-220v/p/MLB1590425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E3</text:p>
          </table:table-cell>
          <table:table-cell office:value-type="float" office:value="456.15" calcext:value-type="float">
            <text:p>456.15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produto.mercadolivre.com.br/MLB-1811823034-roteador-deco-e3-ac1200-sistema-wi-fi-mesh-2-pack-tp-link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E4</text:p>
          </table:table-cell>
          <table:table-cell office:value-type="float" office:value="621.37" calcext:value-type="float">
            <text:p>621.37</text:p>
          </table:table-cell>
          <table:table-cell office:value-type="float" office:value="423" calcext:value-type="float">
            <text:p>423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https://www.mercadolivre.com.br/access-point-roteador-sistema-wi-fi-mesh-tp-link-deco-e4-branco-100v240v-2-unidades/p/MLB1601489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3</text:p>
          </table:table-cell>
          <table:table-cell office:value-type="float" office:value="599.46" calcext:value-type="float">
            <text:p>599.4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ttps://produto.mercadolivre.com.br/MLB-1811826726-roteador-wireless-deco-m3-ac1200-2-pecas-tp-link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4</text:p>
          </table:table-cell>
          <table:table-cell office:value-type="float" office:value="645" calcext:value-type="float">
            <text:p>645</text:p>
          </table:table-cell>
          <table:table-cell office:value-type="float" office:value="587" calcext:value-type="float">
            <text:p>587</text:p>
          </table:table-cell>
          <table:table-cell office:value-type="float" office:value="10342" calcext:value-type="float">
            <text:p>10342</text:p>
          </table:table-cell>
          <table:table-cell office:value-type="string" calcext:value-type="string">
            <text:p>https://www.mercadolivre.com.br/access-point-roteador-sistema-wi-fi-mesh-tp-link-deco-m4-branco-100v240v-2-unidades/p/MLB1600143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5</text:p>
          </table:table-cell>
          <table:table-cell office:value-type="float" office:value="1270" calcext:value-type="float">
            <text:p>1270</text:p>
          </table:table-cell>
          <table:table-cell office:value-type="float" office:value="1112" calcext:value-type="float">
            <text:p>1112</text:p>
          </table:table-cell>
          <table:table-cell office:value-type="float" office:value="30995" calcext:value-type="float">
            <text:p>30995</text:p>
          </table:table-cell>
          <table:table-cell office:value-type="string" calcext:value-type="string">
            <text:p>https://www.mercadolivre.com.br/access-point-roteador-sistema-wi-fi-mesh-tp-link-deco-m5-branco-100v240v-3-unidades/p/MLB806312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9 Plus</text:p>
          </table:table-cell>
          <table:table-cell office:value-type="float" office:value="2512" calcext:value-type="float">
            <text:p>2512</text:p>
          </table:table-cell>
          <table:table-cell office:value-type="float" office:value="41" calcext:value-type="float">
            <text:p>4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https://www.mercadolivre.com.br/sistema-wi-fi-mesh-wmm-tp-link-deco-m9-plus-v2-branco-220v-3-unidades/p/MLB1846728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X20</text:p>
          </table:table-cell>
          <table:table-cell office:value-type="float" office:value="2473.33" calcext:value-type="float">
            <text:p>2473.33</text:p>
          </table:table-cell>
          <table:table-cell office:value-type="float" office:value="58" calcext:value-type="float">
            <text:p>58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https://www.mercadolivre.com.br/access-point-roteador-sistema-wi-fi-mesh-tp-link-deco-x20-branco-220v-3-unidades/p/MLB1613981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X60</text:p>
          </table:table-cell>
          <table:table-cell office:value-type="float" office:value="1040" calcext:value-type="float">
            <text:p>1040</text:p>
          </table:table-cell>
          <table:table-cell office:value-type="float" office:value="60" calcext:value-type="float">
            <text:p>60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https://www.mercadolivre.com.br/sistema-wi-fi-mesh-access-point-roteador-wmm-tp-link-deco-x60-v3-branco-100v240v/p/MLB1847384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EAP245</text:p>
          </table:table-cell>
          <table:table-cell office:value-type="float" office:value="999.9" calcext:value-type="float">
            <text:p>999.9</text:p>
          </table:table-cell>
          <table:table-cell office:value-type="float" office:value="18" calcext:value-type="float">
            <text:p>18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ttps://www.mercadolivre.com.br/access-point-indoor-tp-link-auranet-eap-eap245-branco/p/MLB860658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EC220-G5</text:p>
          </table:table-cell>
          <table:table-cell office:value-type="float" office:value="246" calcext:value-type="float">
            <text:p>246</text:p>
          </table:table-cell>
          <table:table-cell office:value-type="float" office:value="414" calcext:value-type="float">
            <text:p>414</text:p>
          </table:table-cell>
          <table:table-cell office:value-type="float" office:value="14113" calcext:value-type="float">
            <text:p>14113</text:p>
          </table:table-cell>
          <table:table-cell office:value-type="string" calcext:value-type="string">
            <text:p>https://www.mercadolivre.com.br/roteador-tp-link-ec220-g5-branco-110v220v/p/MLB1626883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EC230-G1</text:p>
          </table:table-cell>
          <table:table-cell office:value-type="float" office:value="313.89" calcext:value-type="float">
            <text:p>313.89</text:p>
          </table:table-cell>
          <table:table-cell office:value-type="float" office:value="76" calcext:value-type="float">
            <text:p>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ttps://produto.mercadolivre.com.br/MLB-1670273127-roteador-tp-link-wireless-ac1350-dual-band-ec230-g1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Omada eap 225</text:p>
          </table:table-cell>
          <table:table-cell office:value-type="float" office:value="723" calcext:value-type="float">
            <text:p>723</text:p>
          </table:table-cell>
          <table:table-cell office:value-type="float" office:value="46" calcext:value-type="float">
            <text:p>46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https://www.mercadolivre.com.br/access-point-indoor-tp-link-omada-eap225-v3-branco/p/MLB791235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Omada eap1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https://www.mercadolivre.com.br/access-point-indoor-tp-link-omada-eap110-branco/p/MLB1535453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Omada eap115</text:p>
          </table:table-cell>
          <table:table-cell office:value-type="float" office:value="197.65" calcext:value-type="float">
            <text:p>197.65</text:p>
          </table:table-cell>
          <table:table-cell office:value-type="float" office:value="46" calcext:value-type="float">
            <text:p>46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https://www.mercadolivre.com.br/access-point-indoor-tp-link-omada-eap115-branco/p/MLB795337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Omada eap245</text:p>
          </table:table-cell>
          <table:table-cell office:value-type="float" office:value="985.2" calcext:value-type="float">
            <text:p>985.2</text:p>
          </table:table-cell>
          <table:table-cell office:value-type="float" office:value="27" calcext:value-type="float">
            <text:p>27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https://www.mercadolivre.com.br/access-point-indoor-tp-link-omada-eap245-branco/p/MLB1529521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RE200 v1</text:p>
          </table:table-cell>
          <table:table-cell office:value-type="float" office:value="184.27" calcext:value-type="float">
            <text:p>184.27</text:p>
          </table:table-cell>
          <table:table-cell office:value-type="float" office:value="176" calcext:value-type="float">
            <text:p>176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https://www.mercadolivre.com.br/range-extender-tp-link-re200-v1-branco-220v/p/MLB1823536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RE200 v2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https://www.mercadolivre.com.br/access-point-range-extender-tp-link-re200-v2-branco-220v/p/MLB1537971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RE200 v4</text:p>
          </table:table-cell>
          <table:table-cell office:value-type="float" office:value="170" calcext:value-type="float">
            <text:p>170</text:p>
          </table:table-cell>
          <table:table-cell office:value-type="float" office:value="887" calcext:value-type="float">
            <text:p>887</text:p>
          </table:table-cell>
          <table:table-cell office:value-type="float" office:value="13921" calcext:value-type="float">
            <text:p>13921</text:p>
          </table:table-cell>
          <table:table-cell office:value-type="string" calcext:value-type="string">
            <text:p>https://www.mercadolivre.com.br/range-extender-access-point-wmm-tp-link-re200-v4-branco-220v/p/MLB1824000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RE305</text:p>
          </table:table-cell>
          <table:table-cell office:value-type="float" office:value="339.44" calcext:value-type="float">
            <text:p>339.44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ttps://www.mercadolivre.com.br/access-point-range-extender-sistema-wi-fi-mesh-tp-link-re305-v3-branco/p/MLB17944102?pdp_filters=item_id:MLB2068531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RE505X</text:p>
          </table:table-cell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ttps://www.mercadolivre.com.br/range-extender-access-point-sistema-wi-fi-mesh-tp-link-re505x-v1-branco-220v/p/MLB1846501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SafeStream</text:p>
          </table:table-cell>
          <table:table-cell office:value-type="float" office:value="537" calcext:value-type="float">
            <text:p>537</text:p>
          </table:table-cell>
          <table:table-cell office:value-type="float" office:value="73" calcext:value-type="float">
            <text:p>73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https://www.mercadolivre.com.br/roteador-tp-link-safestream-tl-r605-v1-preto-220v/p/MLB1837130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SafeStream</text:p>
          </table:table-cell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ttps://www.mercadolivre.com.br/roteador-tp-link-safestream-tl-r600vpn-v4-preto-220v/p/MLB1835135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D-W8961N</text:p>
          </table:table-cell>
          <table:table-cell office:value-type="float" office:value="223.47" calcext:value-type="float">
            <text:p>223.47</text:p>
          </table:table-cell>
          <table:table-cell office:value-type="float" office:value="765" calcext:value-type="float">
            <text:p>765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https://www.mercadolivre.com.br/modem-roteador-com-wifi-tp-link-td-w8961n-branco/p/MLB1540535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ER6120</text:p>
          </table:table-cell>
          <table:table-cell office:value-type="float" office:value="1799.85" calcext:value-type="float">
            <text:p>1799.85</text:p>
          </table:table-cell>
          <table:table-cell office:value-type="float" office:value="25" calcext:value-type="float">
            <text:p>2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ttps://www.mercadolivre.com.br/roteador-tp-link-tl-er6120-preto-100v240v/p/MLB1530190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MR3020</text:p>
          </table:table-cell>
          <table:table-cell office:value-type="float" office:value="177.88" calcext:value-type="float">
            <text:p>177.88</text:p>
          </table:table-cell>
          <table:table-cell office:value-type="float" office:value="232" calcext:value-type="float">
            <text:p>232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https://produto.mercadolivre.com.br/MLB-713548898-mini-roteador-3g4g-wireless-portatil-tp-link-tl-mr3020-wifi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MR3040</text:p>
          </table:table-cell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mercadolivre.com.br/roteador-access-point-wisp-tp-link-tl-mr3040-v1-branco-220v/p/MLB1834656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MR3420</text:p>
          </table:table-cell>
          <table:table-cell office:value-type="float" office:value="175" calcext:value-type="float">
            <text:p>175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https://www.mercadolivre.com.br/roteador-wds-bridge-tp-link-tl-mr3420-v5-branco-220v/p/MLB1827602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R470T+</text:p>
          </table:table-cell>
          <table:table-cell office:value-type="float" office:value="219.89" calcext:value-type="float">
            <text:p>219.89</text:p>
          </table:table-cell>
          <table:table-cell office:value-type="float" office:value="420" calcext:value-type="float">
            <text:p>420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https://www.mercadolivre.com.br/roteador-tp-link-tl-r470t-preto-110v220v/p/MLB786809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R480T+</text:p>
          </table:table-cell>
          <table:table-cell office:value-type="float" office:value="324" calcext:value-type="float">
            <text:p>324</text:p>
          </table:table-cell>
          <table:table-cell office:value-type="float" office:value="197" calcext:value-type="float">
            <text:p>197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https://www.mercadolivre.com.br/roteador-tp-link-tl-r480t-preto-100v240v/p/MLB7868093?pdp_filters=item_id:MLB1900504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A855RE</text:p>
          </table:table-cell>
          <table:table-cell office:value-type="float" office:value="387" calcext:value-type="float">
            <text:p>387</text:p>
          </table:table-cell>
          <table:table-cell office:value-type="float" office:value="353" calcext:value-type="float">
            <text:p>353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s://www.mercadolivre.com.br/range-extender-tp-link-tl-wa855re-v4-branco-220v/p/MLB1590980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740N</text:p>
          </table:table-cell>
          <table:table-cell office:value-type="float" office:value="51.4" calcext:value-type="float">
            <text:p>51.4</text:p>
          </table:table-cell>
          <table:table-cell office:value-type="float" office:value="49" calcext:value-type="float">
            <text:p>4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ttps://www.mercadolivre.com.br/roteador-wds-bridge-tp-link-tl-wr740n-v7-branco-220v/p/MLB18270399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820N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ttps://www.mercadolivre.com.br/roteador-wmm-tp-link-tl-wr820n-v1-branco/p/MLB17846171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829N</text:p>
          </table:table-cell>
          <table:table-cell office:value-type="float" office:value="85.9" calcext:value-type="float">
            <text:p>85.9</text:p>
          </table:table-cell>
          <table:table-cell office:value-type="float" office:value="397" calcext:value-type="float">
            <text:p>397</text:p>
          </table:table-cell>
          <table:table-cell office:value-type="float" office:value="18703" calcext:value-type="float">
            <text:p>18703</text:p>
          </table:table-cell>
          <table:table-cell office:value-type="string" calcext:value-type="string">
            <text:p>https://www.mercadolivre.com.br/access-point-roteador-range-extender-wisp-tp-link-tl-wr829n-branco/p/MLB1606727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840N</text:p>
          </table:table-cell>
          <table:table-cell office:value-type="float" office:value="97" calcext:value-type="float">
            <text:p>97</text:p>
          </table:table-cell>
          <table:table-cell office:value-type="float" office:value="2462" calcext:value-type="float">
            <text:p>2462</text:p>
          </table:table-cell>
          <table:table-cell office:value-type="float" office:value="67753" calcext:value-type="float">
            <text:p>67753</text:p>
          </table:table-cell>
          <table:table-cell office:value-type="string" calcext:value-type="string">
            <text:p>https://www.mercadolivre.com.br/roteador-tp-link-tl-wr840n-branco/p/MLB1531411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841HP</text:p>
          </table:table-cell>
          <table:table-cell office:value-type="float" office:value="274.32" calcext:value-type="float">
            <text:p>274.32</text:p>
          </table:table-cell>
          <table:table-cell office:value-type="float" office:value="2176" calcext:value-type="float">
            <text:p>2176</text:p>
          </table:table-cell>
          <table:table-cell office:value-type="float" office:value="7253" calcext:value-type="float">
            <text:p>7253</text:p>
          </table:table-cell>
          <table:table-cell office:value-type="string" calcext:value-type="string">
            <text:p>https://www.mercadolivre.com.br/roteador-access-point-range-extender-tp-link-tl-wr841hp-preto/p/MLB606823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841N</text:p>
          </table:table-cell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s://www.mercadolivre.com.br/roteador-tp-link-tl-wr841n-branco/p/MLB786809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849N</text:p>
          </table:table-cell>
          <table:table-cell office:value-type="float" office:value="100" calcext:value-type="float">
            <text:p>100</text:p>
          </table:table-cell>
          <table:table-cell office:value-type="float" office:value="3582" calcext:value-type="float">
            <text:p>3582</text:p>
          </table:table-cell>
          <table:table-cell office:value-type="float" office:value="26860" calcext:value-type="float">
            <text:p>26860</text:p>
          </table:table-cell>
          <table:table-cell office:value-type="string" calcext:value-type="string">
            <text:p>https://www.mercadolivre.com.br/roteador-tp-link-tl-wr849n-branco-e-prata-110v220v/p/MLB806312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940N</text:p>
          </table:table-cell>
          <table:table-cell office:value-type="float" office:value="128" calcext:value-type="float">
            <text:p>128</text:p>
          </table:table-cell>
          <table:table-cell office:value-type="float" office:value="349" calcext:value-type="float">
            <text:p>349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https://www.mercadolivre.com.br/roteador-access-point-range-extender-tp-link-tl-wr940n-v6-preto-220v/p/MLB1528177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941HP</text:p>
          </table:table-cell>
          <table:table-cell office:value-type="float" office:value="315" calcext:value-type="float">
            <text:p>315</text:p>
          </table:table-cell>
          <table:table-cell office:value-type="float" office:value="3217" calcext:value-type="float">
            <text:p>3217</text:p>
          </table:table-cell>
          <table:table-cell office:value-type="float" office:value="24425" calcext:value-type="float">
            <text:p>24425</text:p>
          </table:table-cell>
          <table:table-cell office:value-type="string" calcext:value-type="string">
            <text:p>https://www.mercadolivre.com.br/roteador-access-point-range-extender-tp-link-tl-wr941hp-preto/p/MLB631554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TL-WR949N</text:p>
          </table:table-cell>
          <table:table-cell office:value-type="float" office:value="155" calcext:value-type="float">
            <text:p>155</text:p>
          </table:table-cell>
          <table:table-cell office:value-type="float" office:value="2438" calcext:value-type="float">
            <text:p>2438</text:p>
          </table:table-cell>
          <table:table-cell office:value-type="float" office:value="19886" calcext:value-type="float">
            <text:p>19886</text:p>
          </table:table-cell>
          <table:table-cell office:value-type="string" calcext:value-type="string">
            <text:p>https://www.mercadolivre.com.br/roteador-tp-link-tl-wr949n-preto/p/MLB914102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A901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produto.mercadolivre.com.br/MLB-1923803008-access-point-tp-link-tl-wa901nd-branco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AmpliFi</text:p>
          </table:table-cell>
          <table:table-cell office:value-type="float" office:value="4098" calcext:value-type="float">
            <text:p>4098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s://www.mercadolivre.com.br/sistema-wi-fi-mesh-ubiquiti-amplifi-afi-hd-branco-220v-3-unidades/p/MLB871878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Bean M5</text:p>
          </table:table-cell>
          <table:table-cell office:value-type="float" office:value="440.91" calcext:value-type="float">
            <text:p>440.9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ttps://produto.mercadolivre.com.br/MLB-1002891431-ubiquiti-lite-beam-m5-lbe-m5-23dbi-58ghz-fonte-poe-f-gratis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EdgeRouter X</text:p>
          </table:table-cell>
          <table:table-cell office:value-type="float" office:value="496" calcext:value-type="float">
            <text:p>496</text:p>
          </table:table-cell>
          <table:table-cell office:value-type="float" office:value="72" calcext:value-type="float">
            <text:p>7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https://www.mercadolivre.com.br/roteador-ubiquiti-edgerouter-x-er-x-preto/p/MLB791741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LAP-120</text:p>
          </table:table-cell>
          <table:table-cell office:value-type="float" office:value="647" calcext:value-type="float">
            <text:p>647</text:p>
          </table:table-cell>
          <table:table-cell office:value-type="float" office:value="33" calcext:value-type="float">
            <text:p>33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https://www.mercadolivre.com.br/access-point-ubiquiti-liteap-lap-120-branco/p/MLB1598216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<text:span text:style-name="T1">LiteAP </text:span><text:span text:style-name="T2">LAP-GPS</text:span></text:p>
          </table:table-cell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ttps://www.mercadolivre.com.br/access-point-ubiquiti-liteap-lap-gps-branco/p/MLB1535583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table:style-name="ce4" office:value-type="string" calcext:value-type="string">
            <text:p>UniFi UAP</text:p>
          </table:table-cell>
          <table:table-cell office:value-type="float" office:value="1779" calcext:value-type="float">
            <text:p>1779</text:p>
          </table:table-cell>
          <table:table-cell office:value-type="float" office:value="369" calcext:value-type="float">
            <text:p>369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https://www.mercadolivre.com.br/access-point-indoor-wmm-ubiquiti-unifi-uap-branco-220v/p/MLB623508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table:style-name="ce4" office:value-type="string" calcext:value-type="string">
            <text:p>UniFi UAP-AC-LR</text:p>
          </table:table-cell>
          <table:table-cell office:value-type="float" office:value="1349.99" calcext:value-type="float">
            <text:p>1349.99</text:p>
          </table:table-cell>
          <table:table-cell office:value-type="float" office:value="365" calcext:value-type="float">
            <text:p>365</text:p>
          </table:table-cell>
          <table:table-cell office:value-type="float" office:value="27784" calcext:value-type="float">
            <text:p>27784</text:p>
          </table:table-cell>
          <table:table-cell office:value-type="string" calcext:value-type="string">
            <text:p>https://www.mercadolivre.com.br/access-point-indoor-ubiquiti-unifi-uap-ac-lr-branco/p/MLB795337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table:style-name="ce4" office:value-type="string" calcext:value-type="string">
            <text:p>UniFi UAP-AC-PRO</text:p>
          </table:table-cell>
          <table:table-cell office:value-type="float" office:value="1240" calcext:value-type="float">
            <text:p>1240</text:p>
          </table:table-cell>
          <table:table-cell office:value-type="float" office:value="299" calcext:value-type="float">
            <text:p>299</text:p>
          </table:table-cell>
          <table:table-cell office:value-type="float" office:value="16310" calcext:value-type="float">
            <text:p>16310</text:p>
          </table:table-cell>
          <table:table-cell office:value-type="string" calcext:value-type="string">
            <text:p>https://www.mercadolivre.com.br/access-point-outdoor-access-point-indoor-ubiquiti-unifi-ac-pro-ap-uap-ac-pro-branco/p/MLB6322228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table:style-name="ce4" office:value-type="string" calcext:value-type="string">
            <text:p>UniFi UAP-AC-LR</text:p>
          </table:table-cell>
          <table:table-cell office:value-type="float" office:value="653" calcext:value-type="float">
            <text:p>653</text:p>
          </table:table-cell>
          <table:table-cell office:value-type="float" office:value="289" calcext:value-type="float">
            <text:p>289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https://www.mercadolivre.com.br/access-point-indoor-wmm-ubiquiti-unifi-uap-lr-branco-220v/p/MLB623509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WIFI MESH</text:p>
          </table:table-cell>
          <table:table-cell office:value-type="float" office:value="1125" calcext:value-type="float">
            <text:p>1125</text:p>
          </table:table-cell>
          <table:table-cell office:value-type="float" office:value="67" calcext:value-type="float">
            <text:p>67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https://www.mercadolivre.com.br/access-point-outdoor-access-point-indoor-sistema-wi-fi-mesh-ubiquiti-unifi-ac-mesh-uap-ac-m-branco/p/MLB791742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table:style-name="ce4" office:value-type="string" calcext:value-type="string">
            <text:p>UniFi UAP-AC-M</text:p>
          </table:table-cell>
          <table:table-cell office:value-type="float" office:value="1838" calcext:value-type="float">
            <text:p>1838</text:p>
          </table:table-cell>
          <table:table-cell office:value-type="float" office:value="11" calcext:value-type="float">
            <text:p>11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https://www.mercadolivre.com.br/access-point-outdoor-wmm-ubiquiti-unifi-ac-mesh-uap-ac-m-pro-branco-220v/p/MLB791742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<text:span text:style-name="T1">UniFi </text:span><text:span text:style-name="T2">UAP‑AC‑HD</text:span></text:p>
          </table:table-cell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https://www.mercadolivre.com.br/access-point-ubiquiti-unifi-uapachd-branco/p/MLB1525838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<text:span text:style-name="T1">UniFi </text:span><text:span text:style-name="T2">UAP-AC-IW</text:span></text:p>
          </table:table-cell>
          <table:table-cell office:value-type="float" office:value="1179.23" calcext:value-type="float">
            <text:p>1179.23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https://www.mercadolivre.com.br/access-point-wmm-ubiquiti-unifi-ac-in-wall-uap-ac-iw-branco-220v/p/MLB16061427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AP-AC-LITE</text:p>
          </table:table-cell>
          <table:table-cell office:value-type="float" office:value="719" calcext:value-type="float">
            <text:p>719</text:p>
          </table:table-cell>
          <table:table-cell office:value-type="float" office:value="559" calcext:value-type="float">
            <text:p>559</text:p>
          </table:table-cell>
          <table:table-cell office:value-type="float" office:value="37591" calcext:value-type="float">
            <text:p>37591</text:p>
          </table:table-cell>
          <table:table-cell office:value-type="string" calcext:value-type="string">
            <text:p>https://www.mercadolivre.com.br/access-point-indoor-wmm-ubiquiti-unifi-ac-lite-ap-uap-ac-lite-branco-220v/p/MLB618690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ax3000</text:p>
          </table:table-cell>
          <table:table-cell office:value-type="float" office:value="544.72" calcext:value-type="float">
            <text:p>544.72</text:p>
          </table:table-cell>
          <table:table-cell office:value-type="float" office:value="78" calcext:value-type="float">
            <text:p>7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ttps://produto.mercadolivre.com.br/MLB-2018920081-roteador-xiaomi-mi-router-ax3000-wi-fi-6-mesh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ax6000</text:p>
          </table:table-cell>
          <table:table-cell office:value-type="float" office:value="910.8" calcext:value-type="float">
            <text:p>910.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ttps://produto.mercadolivre.com.br/MLB-2188039277-roteador-xiaomi-ax6000-aiot-6000-mbs-wi-fi6-vpn-512mb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ttps://www.mercadolivre.com.br/roteador-xiaomi-mi-router-4-branco/p/MLB15940035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a</text:p>
          </table:table-cell>
          <table:table-cell office:value-type="float" office:value="146" calcext:value-type="float">
            <text:p>146</text:p>
          </table:table-cell>
          <table:table-cell office:value-type="float" office:value="262" calcext:value-type="float">
            <text:p>262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https://www.mercadolivre.com.br/roteador-xiaomi-mi-4a-branco-110v240v/p/MLB1531479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c</text:p>
          </table:table-cell>
          <table:table-cell office:value-type="float" office:value="99.69" calcext:value-type="float">
            <text:p>99.69</text:p>
          </table:table-cell>
          <table:table-cell office:value-type="float" office:value="89" calcext:value-type="float">
            <text:p>89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https://www.mercadolivre.com.br/roteador-xiaomi-mi-router-4c-branco/p/MLB15356706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AioT ax3600</text:p>
          </table:table-cell>
          <table:table-cell office:value-type="float" office:value="1038.51" calcext:value-type="float">
            <text:p>1038.51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ttps://www.mercadolivre.com.br/roteador-xiaomi-mi-aiot-ax3600-preto/p/MLB17298333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ax1800</text:p>
          </table:table-cell>
          <table:table-cell office:value-type="float" office:value="544.72" calcext:value-type="float">
            <text:p>544.72</text:p>
          </table:table-cell>
          <table:table-cell office:value-type="float" office:value="78" calcext:value-type="float">
            <text:p>7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https://www.mercadolivre.com.br/roteador-xiaomi-mi-ax1800-preto/p/MLB18621942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Redmi ac2100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ttps://www.mercadolivre.com.br/roteador-xiaomi-redmi-ac2100-branco/p/MLB15490310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TE</text:p>
          </table:table-cell>
          <table:table-cell office:value-type="string" calcext:value-type="string">
            <text:p>MF253</text:p>
          </table:table-cell>
          <table:table-cell office:value-type="float" office:value="513" calcext:value-type="float">
            <text:p>513</text:p>
          </table:table-cell>
          <table:table-cell office:value-type="float" office:value="206" calcext:value-type="float">
            <text:p>20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https://www.mercadolivre.com.br/roteador-zte-mf253-branco/p/MLB6079834?pdp_filters=category:MLB5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TE</text:p>
          </table:table-cell>
          <table:table-cell office:value-type="string" calcext:value-type="string">
            <text:p>mf25b</text:p>
          </table:table-cell>
          <table:table-cell office:value-type="float" office:value="269.99" calcext:value-type="float">
            <text:p>269.99</text:p>
          </table:table-cell>
          <table:table-cell office:value-type="float" office:value="64" calcext:value-type="float">
            <text:p>6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ttps://produto.mercadolivre.com.br/MLB-1295080384-modem-roteador-wif-3g-zte-mf25b-desbloq-saida-rural-e-tel-_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TE</text:p>
          </table:table-cell>
          <table:table-cell office:value-type="string" calcext:value-type="string">
            <text:p>Space ZT196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://www.mercadolivre.com.br/sistema-wi-fi-mesh-roteador-zte-space-zt196-branco-110v220v/p/MLB18569280?pdp_filters=category:MLB5867</text:p>
          </table:table-cell>
          <table:table-cell table:number-columns-repeated="1018"/>
        </table:table-row>
      </table:table>
      <table:table table:name="Estatísticas" table:style-name="ta1">
        <table:shapes>
          <draw:frame draw:z-index="0" draw:style-name="gr1" draw:text-style-name="P1" svg:width="9.0272in" svg:height="4.2406in" svg:x="4.6933in" svg:y="0.8323in">
            <draw:object draw:notify-on-update-of-ranges="Estatísticas.B6:Estatísticas.B23 Estatísticas.C6:Estatísticas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6929in" svg:y="5.413in">
            <draw:object draw:notify-on-update-of-ranges="Estatísticas.B27:Estatísticas.B44 Estatísticas.C27:Estatísticas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024in" svg:y="9.165in">
            <draw:object draw:notify-on-update-of-ranges="Estatísticas.B27:Estatísticas.B36 Estatísticas.C27:Estatísticas.C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7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Fabricante</text:p>
          </table:table-cell>
          <table:table-cell table:style-name="ce1" office:value-type="string" calcext:value-type="string">
            <text:p>Vendas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-Link</text:p>
          </table:table-cell>
          <table:table-cell office:value-type="float" office:value="574433" calcext:value-type="float">
            <text:p>5744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ercusys</text:p>
          </table:table-cell>
          <table:table-cell office:value-type="float" office:value="116591" calcext:value-type="float">
            <text:p>1165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Multilaser</text:p>
          </table:table-cell>
          <table:table-cell office:value-type="float" office:value="108644" calcext:value-type="float">
            <text:p>1086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biquiti</text:p>
          </table:table-cell>
          <table:table-cell office:value-type="float" office:value="106606" calcext:value-type="float">
            <text:p>1066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ikroTik</text:p>
          </table:table-cell>
          <table:table-cell office:value-type="float" office:value="85431" calcext:value-type="float">
            <text:p>854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Intelbras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D-Link</text:p>
          </table:table-cell>
          <table:table-cell office:value-type="float" office:value="55952" calcext:value-type="float">
            <text:p>559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Huawei</text:p>
          </table:table-cell>
          <table:table-cell office:value-type="float" office:value="12929" calcext:value-type="float">
            <text:p>129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Xiaomi</text:p>
          </table:table-cell>
          <table:table-cell office:value-type="float" office:value="10567" calcext:value-type="float">
            <text:p>105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da</text:p>
          </table:table-cell>
          <table:table-cell office:value-type="float" office:value="7841" calcext:value-type="float">
            <text:p>78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x-Link</text:p>
          </table:table-cell>
          <table:table-cell office:value-type="float" office:value="5933" calcext:value-type="float">
            <text:p>59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ogle</text:p>
          </table:table-cell>
          <table:table-cell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TE</text:p>
          </table:table-cell>
          <table:table-cell office:value-type="float" office:value="2637" calcext:value-type="float">
            <text:p>26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s</text:p>
          </table:table-cell>
          <table:table-cell office:value-type="float" office:value="2454" calcext:value-type="float">
            <text:p>24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quario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atek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ksys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tgear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4" table:formula="of:=SUM([.C6:.C23])" office:value-type="float" office:value="1182469" calcext:value-type="float">
            <text:p>1,182,469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bricante</text:p>
          </table:table-cell>
          <table:table-cell table:style-name="ce1" office:value-type="string" calcext:value-type="string">
            <text:p>Modelo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table:formula="of:=COUNTIF([$mercadolivre.$A$2:$mercadolivre.$A$169];[.B27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biquiti</text:p>
          </table:table-cell>
          <table:table-cell table:formula="of:=COUNTIF([$mercadolivre.$A$2:$mercadolivre.$A$169];[.B2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lbras</text:p>
          </table:table-cell>
          <table:table-cell table:formula="of:=COUNTIF([$mercadolivre.$A$2:$mercadolivre.$A$169];[.B29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-Link</text:p>
          </table:table-cell>
          <table:table-cell table:formula="of:=COUNTIF([$mercadolivre.$A$2:$mercadolivre.$A$169];[.B3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ltilaser</text:p>
          </table:table-cell>
          <table:table-cell table:formula="of:=COUNTIF([$mercadolivre.$A$2:$mercadolivre.$A$169];[.B3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cusys</text:p>
          </table:table-cell>
          <table:table-cell table:formula="of:=COUNTIF([$mercadolivre.$A$2:$mercadolivre.$A$169];[.B3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nda</text:p>
          </table:table-cell>
          <table:table-cell table:formula="of:=COUNTIF([$mercadolivre.$A$2:$mercadolivre.$A$169];[.B3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iaomi</text:p>
          </table:table-cell>
          <table:table-cell table:formula="of:=COUNTIF([$mercadolivre.$A$2:$mercadolivre.$A$169];[.B3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kroTik</text:p>
          </table:table-cell>
          <table:table-cell table:formula="of:=COUNTIF([$mercadolivre.$A$2:$mercadolivre.$A$169];[.B3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awei</text:p>
          </table:table-cell>
          <table:table-cell table:formula="of:=COUNTIF([$mercadolivre.$A$2:$mercadolivre.$A$169];[.B3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TE</text:p>
          </table:table-cell>
          <table:table-cell table:formula="of:=COUNTIF([$mercadolivre.$A$2:$mercadolivre.$A$169];[.B3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s</text:p>
          </table:table-cell>
          <table:table-cell table:formula="of:=COUNTIF([$mercadolivre.$A$2:$mercadolivre.$A$169];[.B3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atek</text:p>
          </table:table-cell>
          <table:table-cell table:formula="of:=COUNTIF([$mercadolivre.$A$2:$mercadolivre.$A$169];[.B3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ksys</text:p>
          </table:table-cell>
          <table:table-cell table:formula="of:=COUNTIF([$mercadolivre.$A$2:$mercadolivre.$A$169];[.B4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ogle</text:p>
          </table:table-cell>
          <table:table-cell table:formula="of:=COUNTIF([$mercadolivre.$A$2:$mercadolivre.$A$169];[.B4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quario</text:p>
          </table:table-cell>
          <table:table-cell table:formula="of:=COUNTIF([$mercadolivre.$A$2:$mercadolivre.$A$169];[.B4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x-Link</text:p>
          </table:table-cell>
          <table:table-cell table:formula="of:=COUNTIF([$mercadolivre.$A$2:$mercadolivre.$A$169];[.B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tgear</text:p>
          </table:table-cell>
          <table:table-cell table:formula="of:=COUNTIF([$mercadolivre.$A$2:$mercadolivre.$A$169];[.B44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7:.C44])" office:value-type="float" office:value="167" calcext:value-type="float">
            <text:p>167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P 20</text:p>
          </table:table-cell>
          <table:covered-table-cell table:number-columns-repeated="2"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rcusys</text:p>
          </table:table-cell>
          <table:table-cell office:value-type="string" calcext:value-type="string">
            <text:p>MW301R</text:p>
          </table:table-cell>
          <table:table-cell office:value-type="float" office:value="76031" calcext:value-type="float">
            <text:p>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Archer C6</text:p>
          </table:table-cell>
          <table:table-cell office:value-type="float" office:value="72934" calcext:value-type="float">
            <text:p>72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Archer C60</text:p>
          </table:table-cell>
          <table:table-cell office:value-type="float" office:value="69255" calcext:value-type="float">
            <text:p>69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TL-WR840N</text:p>
          </table:table-cell>
          <table:table-cell office:value-type="float" office:value="67753" calcext:value-type="float">
            <text:p>677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Archer C20</text:p>
          </table:table-cell>
          <table:table-cell office:value-type="float" office:value="37341" calcext:value-type="float">
            <text:p>37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Multilaser</text:p>
          </table:table-cell>
          <table:table-cell office:value-type="string" calcext:value-type="string">
            <text:p>RE163</text:p>
          </table:table-cell>
          <table:table-cell office:value-type="float" office:value="36964" calcext:value-type="float">
            <text:p>36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Archer C5</text:p>
          </table:table-cell>
          <table:table-cell office:value-type="float" office:value="36769" calcext:value-type="float">
            <text:p>367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Ubiquiti</text:p>
          </table:table-cell>
          <table:table-cell office:value-type="string" calcext:value-type="string">
            <text:p>UAP-AC-Lite</text:p>
          </table:table-cell>
          <table:table-cell office:value-type="float" office:value="36723" calcext:value-type="float">
            <text:p>36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Deco M5</text:p>
          </table:table-cell>
          <table:table-cell office:value-type="float" office:value="30995" calcext:value-type="float">
            <text:p>30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telbras</text:p>
          </table:table-cell>
          <table:table-cell office:value-type="string" calcext:value-type="string">
            <text:p>Twibi Giga</text:p>
          </table:table-cell>
          <table:table-cell office:value-type="float" office:value="29715" calcext:value-type="float">
            <text:p>29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Multilaser</text:p>
          </table:table-cell>
          <table:table-cell office:value-type="string" calcext:value-type="string">
            <text:p>AU607</text:p>
          </table:table-cell>
          <table:table-cell office:value-type="float" office:value="29418" calcext:value-type="float">
            <text:p>29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Ubiquiti</text:p>
          </table:table-cell>
          <table:table-cell office:value-type="string" calcext:value-type="string">
            <text:p>UniFi</text:p>
          </table:table-cell>
          <table:table-cell office:value-type="float" office:value="27784" calcext:value-type="float">
            <text:p>277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TL-WR849N</text:p>
          </table:table-cell>
          <table:table-cell office:value-type="float" office:value="26860" calcext:value-type="float">
            <text:p>26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TL-WR941HP</text:p>
          </table:table-cell>
          <table:table-cell office:value-type="float" office:value="24425" calcext:value-type="float">
            <text:p>244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Archer c50</text:p>
          </table:table-cell>
          <table:table-cell office:value-type="float" office:value="23037" calcext:value-type="float">
            <text:p>23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MikroTik</text:p>
          </table:table-cell>
          <table:table-cell office:value-type="string" calcext:value-type="string">
            <text:p>rb750gr3</text:p>
          </table:table-cell>
          <table:table-cell office:value-type="float" office:value="22866" calcext:value-type="float">
            <text:p>228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D-Link</text:p>
          </table:table-cell>
          <table:table-cell office:value-type="string" calcext:value-type="string">
            <text:p>DIR-819</text:p>
          </table:table-cell>
          <table:table-cell office:value-type="float" office:value="20981" calcext:value-type="float">
            <text:p>209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TL-WR949N</text:p>
          </table:table-cell>
          <table:table-cell office:value-type="float" office:value="19886" calcext:value-type="float">
            <text:p>198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TP-Link</text:p>
          </table:table-cell>
          <table:table-cell office:value-type="string" calcext:value-type="string">
            <text:p>TL-WR829N</text:p>
          </table:table-cell>
          <table:table-cell office:value-type="float" office:value="18703" calcext:value-type="float">
            <text:p>18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Mercusys</text:p>
          </table:table-cell>
          <table:table-cell office:value-type="string" calcext:value-type="string">
            <text:p>AC12G</text:p>
          </table:table-cell>
          <table:table-cell office:value-type="float" office:value="17821" calcext:value-type="float">
            <text:p>17821</text:p>
          </table:table-cell>
        </table:table-row>
        <table:table-row table:style-name="ro1" table:number-rows-repeated="104850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mercadolivre.A1:mercadolivre.F17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Estatísticas.B27:Estatísticas.C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1" number:min-decimal-places="1" number:min-integer-digits="1" number:grouping="true"/>
      <number:text> </number:text>
    </number:number-style>
    <number:number-style style:name="N122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8T15:15:58.619681006</dc:date>
    <meta:editing-duration>PT8H21M10S</meta:editing-duration>
    <meta:editing-cycles>18</meta:editing-cycles>
    <meta:generator>LibreOffice/7.3.3.2$Linux_X86_64 LibreOffice_project/d1d0ea68f081ee2800a922cac8f79445e4603348</meta:generator>
    <meta:document-statistic meta:table-count="2" meta:cell-count="121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3cm" svg:height="10.772cm" xlink:href=".." xlink:type="simple" chart:class="chart:bar" chart:style-name="ch1">
        <chart:title svg:x="9.172cm" svg:y="0.351cm" chart:style-name="ch2">
          <text:p>Gráfico Mercado Livre</text:p>
        </chart:title>
        <chart:plot-area chart:style-name="ch3" table:cell-range-address="Estatísticas.B6:Estatísticas.C23" chart:data-source-has-labels="column" svg:x="1.469cm" svg:y="1.345cm" svg:width="21.003cm" svg:height="8.23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2.831cm" svg:y="1.467cm" svg:width="19.641cm" svg:height="6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11.066cm" svg:y="9.791cm" chart:style-name="ch5">
              <text:p>Fabricantes</text:p>
            </chart:title>
            <chart:categories table:cell-range-address="Estatísticas.B6:Estatísticas.B23"/>
          </chart:axis>
          <chart:axis chart:dimension="y" chart:name="primary-y" chart:style-name="ch6">
            <chart:title svg:x="0.451cm" svg:y="6.073cm" chart:style-name="ch7">
              <text:p>Venda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Estatísticas.C6:Estatísticas.C23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P-Link</text:p>
                <draw:g>
                  <svg:desc>Estatísticas.B6:Estatísticas.B23</svg:desc>
                </draw:g>
              </table:table-cell>
              <table:table-cell office:value-type="float" office:value="574433">
                <text:p>574433</text:p>
                <draw:g>
                  <svg:desc>Estatísticas.C6:Estatísticas.C23</svg:desc>
                </draw:g>
              </table:table-cell>
            </table:table-row>
            <table:table-row>
              <table:table-cell office:value-type="string">
                <text:p>Mercusys</text:p>
              </table:table-cell>
              <table:table-cell office:value-type="float" office:value="116591">
                <text:p>116591</text:p>
              </table:table-cell>
            </table:table-row>
            <table:table-row>
              <table:table-cell office:value-type="string">
                <text:p>Multilaser</text:p>
              </table:table-cell>
              <table:table-cell office:value-type="float" office:value="108644">
                <text:p>108644</text:p>
              </table:table-cell>
            </table:table-row>
            <table:table-row>
              <table:table-cell office:value-type="string">
                <text:p>Ubiquiti</text:p>
              </table:table-cell>
              <table:table-cell office:value-type="float" office:value="106606">
                <text:p>106606</text:p>
              </table:table-cell>
            </table:table-row>
            <table:table-row>
              <table:table-cell office:value-type="string">
                <text:p>MikroTik</text:p>
              </table:table-cell>
              <table:table-cell office:value-type="float" office:value="85431">
                <text:p>85431</text:p>
              </table:table-cell>
            </table:table-row>
            <table:table-row>
              <table:table-cell office:value-type="string">
                <text:p>Intelbras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D-Link</text:p>
              </table:table-cell>
              <table:table-cell office:value-type="float" office:value="55952">
                <text:p>55952</text:p>
              </table:table-cell>
            </table:table-row>
            <table:table-row>
              <table:table-cell office:value-type="string">
                <text:p>Huawei</text:p>
              </table:table-cell>
              <table:table-cell office:value-type="float" office:value="12929">
                <text:p>12929</text:p>
              </table:table-cell>
            </table:table-row>
            <table:table-row>
              <table:table-cell office:value-type="string">
                <text:p>Xiaomi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Tenda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Pix-Link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ZTE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Aquario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Greatek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Linksys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Netgear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000000" loext:label-stroke="none" chart:link-data-style-to-source="true" chart:data-label-number="value" chart:data-label-text="false" chart:data-label-symbol="false" chart:data-label-series="false" chart:label-position="outsid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none" svg:stroke-color="#000000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588cm" svg:y="0.316cm" chart:style-name="ch2">
          <text:p>Modelos por Fabricante</text:p>
        </chart:title>
        <chart:legend chart:legend-position="end" svg:x="11.71cm" svg:y="2.209cm" style:legend-expansion="high" chart:style-name="ch3"/>
        <chart:plot-area chart:style-name="ch4" table:cell-range-address="Estatísticas.B27:Estatísticas.C44" chart:data-source-has-labels="column" svg:x="0.32cm" svg:y="1.406cm" svg:width="10.89cm" svg:height="7.22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19cm" svg:y="1.804cm" svg:width="10.725cm" svg:height="6.43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Estatísticas.B27:Estatísticas.B4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Estatísticas.C27:Estatísticas.C4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label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P-Link</text:p>
                <draw:g>
                  <svg:desc>Estatísticas.B27:Estatísticas.B44</svg:desc>
                </draw:g>
              </table:table-cell>
              <table:table-cell office:value-type="float" office:value="61">
                <text:p>61</text:p>
                <draw:g>
                  <svg:desc>Estatísticas.C27:Estatísticas.C44</svg:desc>
                </draw:g>
              </table:table-cell>
            </table:table-row>
            <table:table-row>
              <table:table-cell office:value-type="string">
                <text:p>Ubiquiti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ntelbra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-Link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ultilase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ercusy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nd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Xiaom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ikroTi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uawe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reate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nksy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quari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ix-Lin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gea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000000" loext:label-stroke="none" chart:link-data-style-to-source="true" chart:data-label-number="value" chart:data-label-text="false" chart:data-label-symbol="false" chart:data-label-series="false" chart:label-position="outsid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none" svg:stroke-color="#000000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15cm" svg:y="0.316cm" chart:style-name="ch2">
          <text:p>Router models for top-10 brands</text:p>
        </chart:title>
        <chart:legend chart:legend-position="end" svg:x="13.737cm" svg:y="1.96cm" style:legend-expansion="high" chart:style-name="ch3"/>
        <chart:plot-area chart:style-name="ch4" table:cell-range-address="Estatísticas.B27:Estatísticas.C36" chart:data-source-has-labels="column" svg:x="0.178cm" svg:y="1.421cm" svg:width="11.032cm" svg:height="7.0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19cm" svg:y="1.804cm" svg:width="10.725cm" svg:height="6.43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Estatísticas.B27:Estatísticas.B3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Estatísticas.C27:Estatísticas.C3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label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P-Link</text:p>
                <draw:g>
                  <svg:desc>Estatísticas.B27:Estatísticas.B36</svg:desc>
                </draw:g>
              </table:table-cell>
              <table:table-cell office:value-type="float" office:value="61">
                <text:p>61</text:p>
                <draw:g>
                  <svg:desc>Estatísticas.C27:Estatísticas.C36</svg:desc>
                </draw:g>
              </table:table-cell>
            </table:table-row>
            <table:table-row>
              <table:table-cell office:value-type="string">
                <text:p>Ubiquiti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ntelbra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-Link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ultilase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ercusy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nd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Xiaom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ikroTi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uawei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